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34e" officeooo:paragraph-rsid="0005134e"/>
    </style:style>
    <style:style style:name="T1" style:family="text">
      <style:text-properties officeooo:rsid="0005134e"/>
    </style:style>
    <style:style style:name="T2" style:family="text">
      <style:text-properties officeooo:rsid="0006f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il de groupe HTML site du BUT.<text:tab/><text:tab/><text:tab/><text:tab/>Du 26/10/2021 au 16/11/2021</text:p>
      <text:p text:style-name="P1">Avec David et Carl (A2 - 2)</text:p>
      <text:p text:style-name="Standard"/>
      <text:p text:style-name="Standard"><text:tab/><text:tab/><text:tab/><text:tab/><text:span text:style-name="T1">Répartition des tâches.</text:span></text:p>
      <text:p text:style-name="Standard"/>
      <text:p text:style-name="Standard"/>
      <text:p text:style-name="P1">Diego: <text:span text:style-name="T2">étape 2 et 5</text:span></text:p>
      <text:p text:style-name="P1"/>
      <text:p text:style-name="P1">David: <text:span text:style-name="T2">étape 3</text:span></text:p>
      <text:p text:style-name="P1"/>
      <text:p text:style-name="P1">Carl: <text:span text:style-name="T2">étape 1 et 4.</text:span></text:p>
      <text:p text:style-name="P1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ego Mas-Bouvry</meta:initial-creator>
    <meta:creation-date>2021-10-26T11:16:40.531000000</meta:creation-date>
    <dc:date>2021-10-26T12:05:37.334000000</dc:date>
    <dc:creator>Diego Mas-Bouvry</dc:creator>
    <meta:editing-duration>PT18M36S</meta:editing-duration>
    <meta:editing-cycles>2</meta:editing-cycles>
    <meta:generator>LibreOffice/7.2.0.4$Windows_x86 LibreOffice_project/9a9c6381e3f7a62afc1329bd359cc48accb6435b</meta:generator>
    <meta:document-statistic meta:table-count="0" meta:image-count="0" meta:object-count="0" meta:page-count="1" meta:paragraph-count="6" meta:word-count="34" meta:character-count="172" meta:non-whitespace-character-count="137"/>
  </office:meta>
</office:document-meta>
</file>